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209.45pt"/>
    </style:style>
    <style:style style:name="co4" style:family="table-column">
      <style:table-column-properties fo:break-before="auto" style:column-width="200.95pt"/>
    </style:style>
    <style:style style:name="co5" style:family="table-column">
      <style:table-column-properties fo:break-before="auto" style:column-width="202.51pt"/>
    </style:style>
    <style:style style:name="co6" style:family="table-column">
      <style:table-column-properties fo:break-before="auto" style:column-width="195.56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99.04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 delegation (only voting delegates)-RNC</text:p>
          </table:table-cell>
          <table:table-cell office:value-type="string" calcext:value-type="string">
            <text:p>State delegation (only voting delegates)-AL</text:p>
          </table:table-cell>
          <table:table-cell office:value-type="string" calcext:value-type="string">
            <text:p>State delegation (only voting delegates)-CD</text:p>
          </table:table-cell>
          <table:table-cell office:value-type="string" calcext:value-type="string">
            <text:p>State delegation (only voting delegates)-Total</text:p>
          </table:table-cell>
          <table:table-cell office:value-type="string" calcext:value-type="string">
            <text:p>State delegation (only voting delegates)-U</text:p>
          </table:table-cell>
          <table:table-cell office:value-type="string" calcext:value-type="string">
            <text:p>State delegation (only voting delegates)-B</text:p>
          </table:table-cell>
          <table:table-cell office:value-type="string" calcext:value-type="string">
            <text:p>Allocation-Contest</text:p>
          </table:table-cell>
          <table:table-cell office:value-type="string" calcext:value-type="string">
            <text:p>Allocation-AL</text:p>
          </table:table-cell>
          <table:table-cell office:value-type="string" calcext:value-type="string">
            <text:p>Allocation-CD</text:p>
          </table:table-cell>
          <table:table-cell table:style-name="Default" office:value-type="string" calcext:value-type="string">
            <text:p>Election (CD)-Date</text:p>
          </table:table-cell>
          <table:table-cell office:value-type="string" calcext:value-type="string">
            <text:p>Election (CD)-Type</text:p>
          </table:table-cell>
          <table:table-cell table:style-name="Default" office:value-type="string" calcext:value-type="string">
            <text:p>Election (AL)-Date</text:p>
          </table:table-cell>
          <table:table-cell office:value-type="string" calcext:value-type="string">
            <text:p>Election (AL)-Type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date" office:date-value="2016-02-01" calcext:value-type="date">
            <text:p>02/01/16</text:p>
          </table:table-cell>
          <table:table-cell office:value-type="string" calcext:value-type="string">
            <text:p>Iow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[k]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Proportional [l]</text:p>
          </table:table-cell>
          <table:table-cell office:value-type="date" office:date-value="2016-04-09" calcext:value-type="date">
            <text:p>04/09/16</text:p>
          </table:table-cell>
          <table:table-cell office:value-type="string" calcext:value-type="string">
            <text:p>Convention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office:value-type="string" calcext:value-type="string">
            <text:p>New Hampshir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[m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imary (semi-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2-09" calcext:value-type="date">
            <text:p>02/09/16</text:p>
          </table:table-cell>
          <table:table-cell office:value-type="string" calcext:value-type="string">
            <text:p>Slate</text:p>
          </table:table-cell>
          <table:table-cell table:style-name="ce2" office:value-type="percentage" office:value="0.1" calcext:value-type="percentage">
            <text:p>10.00%</text:p>
          </table:table-cell>
        </table:table-row>
        <table:table-row table:style-name="ro1">
          <table:table-cell office:value-type="date" office:date-value="2016-02-20" calcext:value-type="date">
            <text:p>02/20/16</text:p>
          </table:table-cell>
          <table:table-cell office:value-type="string" calcext:value-type="string">
            <text:p>South Carolin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 (open)</text:p>
          </table:table-cell>
          <table:table-cell table:number-columns-repeated="2" office:value-type="string" calcext:value-type="string">
            <text:p>Winner-take-all</text:p>
          </table:table-cell>
          <table:table-cell table:style-name="Default" office:value-type="string" calcext:value-type="string">
            <text:p>April</text:p>
          </table:table-cell>
          <table:table-cell office:value-type="string" calcext:value-type="string">
            <text:p>Convention</text:p>
          </table:table-cell>
          <table:table-cell office:value-type="date" office:date-value="2016-05-07" calcext:value-type="date">
            <text:p>05/07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2-23" calcext:value-type="date">
            <text:p>02/23/16</text:p>
          </table:table-cell>
          <table:table-cell office:value-type="string" calcext:value-type="string">
            <text:p>Nevada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[m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5-07" calcext:value-type="date">
            <text:p>05/07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3.33%[n]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Alabam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imary (open)</text:p>
          </table:table-cell>
          <table:table-cell table:number-columns-repeated="2" office:value-type="string" calcext:value-type="string">
            <text:p>Winner-take-most</text:p>
          </table:table-cell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Slate</text:p>
          </table:table-cell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Slate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Alask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4-28" calcext:value-type="date">
            <text:p>04/28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13" calcext:value-type="percentage">
            <text:p>13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Arkansa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[m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imary (open)</text:p>
          </table:table-cell>
          <table:table-cell table:number-columns-repeated="2" office:value-type="string" calcext:value-type="string">
            <text:p>Winner-take-most</text:p>
          </table:table-cell>
          <table:table-cell office:value-type="date" office:date-value="2016-04-30" calcext:value-type="date">
            <text:p>04/30/16</text:p>
          </table:table-cell>
          <table:table-cell office:value-type="string" calcext:value-type="string">
            <text:p>Convention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mmittee</text:p>
          </table:table-cell>
          <table:table-cell table:style-name="ce2" office:value-type="percentage" office:value="0.15" calcext:value-type="percentage">
            <text:p>15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3[b]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ucus (closed)</text:p>
          </table:table-cell>
          <table:table-cell table:number-columns-repeated="2" office:value-type="string" calcext:value-type="string">
            <text:p>(No allocation)</text:p>
          </table:table-cell>
          <table:table-cell office:value-type="date" office:date-value="2016-04-08" calcext:value-type="date">
            <text:p>04/08/16</text:p>
          </table:table-cell>
          <table:table-cell office:value-type="string" calcext:value-type="string">
            <text:p>Convention [o]</text:p>
          </table:table-cell>
          <table:table-cell office:value-type="date" office:date-value="2016-04-09" calcext:value-type="date">
            <text:p>04/09/16</text:p>
          </table:table-cell>
          <table:table-cell office:value-type="string" calcext:value-type="string">
            <text:p>Convention [o]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Georgia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rimary (open)</text:p>
          </table:table-cell>
          <table:table-cell table:number-columns-repeated="2" office:value-type="string" calcext:value-type="string">
            <text:p>Winner-take-most</text:p>
          </table:table-cell>
          <table:table-cell office:value-type="date" office:date-value="2016-04-16" calcext:value-type="date">
            <text:p>04/16/16</text:p>
          </table:table-cell>
          <table:table-cell office:value-type="string" calcext:value-type="string">
            <text:p>Convention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Massachusett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imary (semi-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Proportional [l]</text:p>
          </table:table-cell>
          <table:table-cell office:value-type="date" office:date-value="2016-04-23" calcext:value-type="date">
            <text:p>04/23/16</text:p>
          </table:table-cell>
          <table:table-cell office:value-type="string" calcext:value-type="string">
            <text:p>Convention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Committee</text:p>
          </table:table-cell>
          <table:table-cell table:style-name="ce2" office:value-type="percentage" office:value="0.05" calcext:value-type="percentage">
            <text:p>5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Minnesot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[m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ucus (open)</text:p>
          </table:table-cell>
          <table:table-cell table:number-columns-repeated="2" office:value-type="string" calcext:value-type="string">
            <text:p>Proportional</text:p>
          </table:table-cell>
          <table:table-cell office:value-type="date" office:date-value="2016-05-07" calcext:value-type="date">
            <text:p>05/07/16</text:p>
          </table:table-cell>
          <table:table-cell office:value-type="string" calcext:value-type="string">
            <text:p>Convention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1" calcext:value-type="percentage">
            <text:p>10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3[b]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(No allocation)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4-03" calcext:value-type="date">
            <text:p>04/03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Oklahom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 (closed)</text:p>
          </table:table-cell>
          <table:table-cell table:number-columns-repeated="2" office:value-type="string" calcext:value-type="string">
            <text:p>Winner-take-most</text:p>
          </table:table-cell>
          <table:table-cell office:value-type="date" office:date-value="2016-04-16" calcext:value-type="date">
            <text:p>04/16/16</text:p>
          </table:table-cell>
          <table:table-cell office:value-type="string" calcext:value-type="string">
            <text:p>Convention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15" calcext:value-type="percentage">
            <text:p>15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Tennesse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imary (open)</text:p>
          </table:table-cell>
          <table:table-cell table:number-columns-repeated="2" office:value-type="string" calcext:value-type="string">
            <text:p>Winner-take-most</text:p>
          </table:table-cell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Direct Elec.</text:p>
          </table:table-cell>
          <table:table-cell office:value-type="date" office:date-value="2016-04-02" calcext:value-type="date">
            <text:p>04/02/16</text:p>
          </table:table-cell>
          <table:table-cell office:value-type="string" calcext:value-type="string">
            <text:p>Direct Elec.[p]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Texas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imary (open)</text:p>
          </table:table-cell>
          <table:table-cell table:number-columns-repeated="2" office:value-type="string" calcext:value-type="string">
            <text:p>Winner-take-most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nvention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Vermon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imary (open)</text:p>
          </table:table-cell>
          <table:table-cell office:value-type="string" calcext:value-type="string">
            <text:p>Winner-take-mo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Virgini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imary (open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Proportional [l]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Convention</text:p>
          </table:table-cell>
          <table:table-cell office:value-type="date" office:date-value="2016-04-30" calcext:value-type="date">
            <text:p>04/30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3[b]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[m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ucus (closed)</text:p>
          </table:table-cell>
          <table:table-cell table:number-columns-repeated="2" office:value-type="string" calcext:value-type="string">
            <text:p>(No allocation)</text:p>
          </table:table-cell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Convention [o][q]</text:p>
          </table:table-cell>
          <table:table-cell office:value-type="date" office:date-value="2016-04-16" calcext:value-type="date">
            <text:p>04/16/16</text:p>
          </table:table-cell>
          <table:table-cell office:value-type="string" calcext:value-type="string">
            <text:p>Convention [o]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05" calcext:value-type="date">
            <text:p>03/05/16</text:p>
          </table:table-cell>
          <table:table-cell office:value-type="string" calcext:value-type="string">
            <text:p>Kansa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ucus (closed)</text:p>
          </table:table-cell>
          <table:table-cell table:number-columns-repeated="2" office:value-type="string" calcext:value-type="string">
            <text:p>Proportional</text:p>
          </table:table-cell>
          <table:table-cell office:value-type="date" office:date-value="2016-04-23" calcext:value-type="date">
            <text:p>04/23/16</text:p>
          </table:table-cell>
          <table:table-cell office:value-type="string" calcext:value-type="string">
            <text:p>Convention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Committee</text:p>
          </table:table-cell>
          <table:table-cell table:style-name="ce2" office:value-type="percentage" office:value="0.1" calcext:value-type="percentage">
            <text:p>10.00%</text:p>
          </table:table-cell>
        </table:table-row>
        <table:table-row table:style-name="ro1">
          <table:table-cell office:value-type="date" office:date-value="2016-03-05" calcext:value-type="date">
            <text:p>03/05/16</text:p>
          </table:table-cell>
          <table:table-cell office:value-type="string" calcext:value-type="string">
            <text:p>Kentucky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Proportional [l]</text:p>
          </table:table-cell>
          <table:table-cell office:value-type="date" office:date-value="2016-05-17" calcext:value-type="date">
            <text:p>05/17/16</text:p>
          </table:table-cell>
          <table:table-cell office:value-type="string" calcext:value-type="string">
            <text:p>Convention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05" calcext:value-type="percentage">
            <text:p>5.00%</text:p>
          </table:table-cell>
        </table:table-row>
        <table:table-row table:style-name="ro1">
          <table:table-cell office:value-type="date" office:date-value="2016-03-05" calcext:value-type="date">
            <text:p>03/05/16</text:p>
          </table:table-cell>
          <table:table-cell office:value-type="string" calcext:value-type="string">
            <text:p>Louisian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imary (closed)</text:p>
          </table:table-cell>
          <table:table-cell table:number-columns-repeated="2" office:value-type="string" calcext:value-type="string">
            <text:p>Proportional</text:p>
          </table:table-cell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Convention</text:p>
          </table:table-cell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3-05" calcext:value-type="date">
            <text:p>03/05/16</text:p>
          </table:table-cell>
          <table:table-cell office:value-type="string" calcext:value-type="string">
            <text:p>Main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Winner-take-most</text:p>
          </table:table-cell>
          <table:table-cell office:value-type="string" calcext:value-type="string">
            <text:p>Winner-take-most [l]</text:p>
          </table:table-cell>
          <table:table-cell office:value-type="date" office:date-value="2016-04-22" calcext:value-type="date">
            <text:p>04/22/16</text:p>
          </table:table-cell>
          <table:table-cell office:value-type="string" calcext:value-type="string">
            <text:p>Convention</text:p>
          </table:table-cell>
          <table:table-cell office:value-type="date" office:date-value="2016-04-22" calcext:value-type="date">
            <text:p>04/22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1" calcext:value-type="percentage">
            <text:p>10.00%</text:p>
          </table:table-cell>
        </table:table-row>
        <table:table-row table:style-name="ro1">
          <table:table-cell office:value-type="date" office:date-value="2016-03-06" calcext:value-type="date">
            <text:p>03/06/16</text:p>
          </table:table-cell>
          <table:table-cell office:value-type="string" calcext:value-type="string">
            <text:p>Puerto Rico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mary (open)</text:p>
          </table:table-cell>
          <table:table-cell office:value-type="string" calcext:value-type="string">
            <text:p>Winner-take-mo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3-06" calcext:value-type="date">
            <text:p>03/06/16</text:p>
          </table:table-cell>
          <table:table-cell office:value-type="string" calcext:value-type="string">
            <text:p>Direct Elec.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3-08" calcext:value-type="date">
            <text:p>03/08/16</text:p>
          </table:table-cell>
          <table:table-cell office:value-type="string" calcext:value-type="string">
            <text:p>Hawai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us (closed)</text:p>
          </table:table-cell>
          <table:table-cell table:number-columns-repeated="2" office:value-type="string" calcext:value-type="string">
            <text:p>Proportional</text:p>
          </table:table-cell>
          <table:table-cell office:value-type="date" office:date-value="2016-03-08" calcext:value-type="date">
            <text:p>03/08/16</text:p>
          </table:table-cell>
          <table:table-cell office:value-type="string" calcext:value-type="string">
            <text:p>Slate</text:p>
          </table:table-cell>
          <table:table-cell office:value-type="date" office:date-value="2016-03-08" calcext:value-type="date">
            <text:p>03/08/16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08" calcext:value-type="date">
            <text:p>03/08/16</text:p>
          </table:table-cell>
          <table:table-cell office:value-type="string" calcext:value-type="string">
            <text:p>Idaho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Winner-take-mo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6-04" calcext:value-type="date">
            <text:p>06/04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3-08" calcext:value-type="date">
            <text:p>03/08/16</text:p>
          </table:table-cell>
          <table:table-cell office:value-type="string" calcext:value-type="string">
            <text:p>Michiga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ary (open)</text:p>
          </table:table-cell>
          <table:table-cell office:value-type="string" calcext:value-type="string">
            <text:p>Winner-take-most</text:p>
          </table:table-cell>
          <table:table-cell office:value-type="string" calcext:value-type="string">
            <text:p>N/A</text:p>
          </table:table-cell>
          <table:table-cell office:value-type="date" office:date-value="2016-04-08" calcext:value-type="date">
            <text:p>04/08/16</text:p>
          </table:table-cell>
          <table:table-cell office:value-type="string" calcext:value-type="string">
            <text:p>Convention</text:p>
          </table:table-cell>
          <table:table-cell office:value-type="date" office:date-value="2016-04-09" calcext:value-type="date">
            <text:p>04/09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15" calcext:value-type="percentage">
            <text:p>15.00%</text:p>
          </table:table-cell>
        </table:table-row>
        <table:table-row table:style-name="ro1">
          <table:table-cell office:value-type="date" office:date-value="2016-03-08" calcext:value-type="date">
            <text:p>03/08/16</text:p>
          </table:table-cell>
          <table:table-cell office:value-type="string" calcext:value-type="string">
            <text:p>Mississippi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mary (open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Winner-take-most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nvention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15" calcext:value-type="percentage">
            <text:p>15.00%</text:p>
          </table:table-cell>
        </table:table-row>
        <table:table-row table:style-name="ro1">
          <table:table-cell office:value-type="date" office:date-value="2016-03-10" calcext:value-type="date">
            <text:p>03/10/16</text:p>
          </table:table-cell>
          <table:table-cell office:value-type="string" calcext:value-type="string">
            <text:p>U.S. Virgin Islands[r]</text:p>
          </table:table-cell>
          <table:table-cell office:value-type="string" calcext:value-type="string">
            <text:p>3[b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Direct Elec.[o]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3-10" calcext:value-type="date">
            <text:p>03/10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District of Columbi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vention (closed)</text:p>
          </table:table-cell>
          <table:table-cell office:value-type="string" calcext:value-type="string">
            <text:p>Winner-take-mo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15" calcext:value-type="percentage">
            <text:p>15.00%</text:p>
          </table:table-cell>
        </table:table-row>
        <table:table-row table:style-name="ro1"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3[b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(No allocation)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Florid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Winner-take-all[l]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Convention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Illinoi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imary (open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Direct Elec.[o]</text:p>
          </table:table-cell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Direct Elec.</text:p>
          </table:table-cell>
          <table:table-cell office:value-type="date" office:date-value="2016-05-22" calcext:value-type="date">
            <text:p>05/22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Missou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[s]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mary (open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Proportional</text:p>
          </table:table-cell>
          <table:table-cell office:value-type="date" office:date-value="2016-04-30" calcext:value-type="date">
            <text:p>04/30/16</text:p>
          </table:table-cell>
          <table:table-cell office:value-type="string" calcext:value-type="string">
            <text:p>Convention</text:p>
          </table:table-cell>
          <table:table-cell office:value-type="date" office:date-value="2016-06-02" calcext:value-type="date">
            <text:p>06/02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Northern Mariana Is.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cus (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Direct Elect.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North Carolin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imary (semi-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Proportional [l]</text:p>
          </table:table-cell>
          <table:table-cell office:value-type="date" office:date-value="2016-04-27" calcext:value-type="date">
            <text:p>04/27/16</text:p>
          </table:table-cell>
          <table:table-cell office:value-type="string" calcext:value-type="string">
            <text:p>Convention</text:p>
          </table:table-cell>
          <table:table-cell office:value-type="date" office:date-value="2016-05-08" calcext:value-type="date">
            <text:p>05/08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Ohio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imary (semi-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22" calcext:value-type="date">
            <text:p>03/22/16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3[b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cus (open)</text:p>
          </table:table-cell>
          <table:table-cell office:value-type="string" calcext:value-type="string">
            <text:p>(No allocation)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3-22" calcext:value-type="date">
            <text:p>03/22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22" calcext:value-type="date">
            <text:p>03/22/16</text:p>
          </table:table-cell>
          <table:table-cell office:value-type="string" calcext:value-type="string">
            <text:p>Arizon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Winner-take-all[l]</text:p>
          </table:table-cell>
          <table:table-cell office:value-type="date" office:date-value="2016-04-30" calcext:value-type="date">
            <text:p>04/30/16</text:p>
          </table:table-cell>
          <table:table-cell office:value-type="string" calcext:value-type="string">
            <text:p>Convention</text:p>
          </table:table-cell>
          <table:table-cell office:value-type="date" office:date-value="2016-04-30" calcext:value-type="date">
            <text:p>04/30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3-22" calcext:value-type="date">
            <text:p>03/22/16</text:p>
          </table:table-cell>
          <table:table-cell office:value-type="string" calcext:value-type="string">
            <text:p>Utah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ucus (semi-closed)</text:p>
          </table:table-cell>
          <table:table-cell office:value-type="string" calcext:value-type="string">
            <text:p>Winner-take-mo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4-23" calcext:value-type="date">
            <text:p>04/23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15%[t]</text:p>
          </table:table-cell>
        </table:table-row>
        <table:table-row table:style-name="ro1">
          <table:table-cell office:value-type="date" office:date-value="2016-04-05" calcext:value-type="date">
            <text:p>04/05/16</text:p>
          </table:table-cell>
          <table:table-cell office:value-type="string" calcext:value-type="string">
            <text:p>Wisconsi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imary (open)</text:p>
          </table:table-cell>
          <table:table-cell table:number-columns-repeated="2" office:value-type="string" calcext:value-type="string">
            <text:p>Winner-take-all</text:p>
          </table:table-cell>
          <table:table-cell office:value-type="date" office:date-value="2016-04-17" calcext:value-type="date">
            <text:p>04/17/16</text:p>
          </table:table-cell>
          <table:table-cell office:value-type="string" calcext:value-type="string">
            <text:p>Convention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4-19" calcext:value-type="date">
            <text:p>04/19/16</text:p>
          </table:table-cell>
          <table:table-cell office:value-type="string" calcext:value-type="string">
            <text:p>New York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imary (closed)</text:p>
          </table:table-cell>
          <table:table-cell table:number-columns-repeated="2" office:value-type="string" calcext:value-type="string">
            <text:p>Winner-take-most</text:p>
          </table:table-cell>
          <table:table-cell office:value-type="date" office:date-value="2016-04-19" calcext:value-type="date">
            <text:p>04/19/16</text:p>
          </table:table-cell>
          <table:table-cell office:value-type="string" calcext:value-type="string">
            <text:p>Slate</text:p>
          </table:table-cell>
          <table:table-cell office:value-type="date" office:date-value="2016-05-26" calcext:value-type="date">
            <text:p>05/26/16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20%[u]</text:p>
          </table:table-cell>
        </table:table-row>
        <table:table-row table:style-name="ro1"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Connecticu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Winner-take-most</text:p>
          </table:table-cell>
          <table:table-cell office:value-type="string" calcext:value-type="string">
            <text:p>Winner-take-all</text:p>
          </table:table-cell>
          <table:table-cell office:value-type="date" office:date-value="2016-05-20" calcext:value-type="date">
            <text:p>05/20/16</text:p>
          </table:table-cell>
          <table:table-cell office:value-type="string" calcext:value-type="string">
            <text:p>Slate</text:p>
          </table:table-cell>
          <table:table-cell office:value-type="date" office:date-value="2016-05-20" calcext:value-type="date">
            <text:p>05/20/16</text:p>
          </table:table-cell>
          <table:table-cell office:value-type="string" calcext:value-type="string">
            <text:p>Slate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Delawar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Maryla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imary (closed)</text:p>
          </table:table-cell>
          <table:table-cell table:number-columns-repeated="2" office:value-type="string" calcext:value-type="string">
            <text:p>Winner-take-all</text:p>
          </table:table-cell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Direct Elec.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Pennsylvani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(No allocation)</text:p>
          </table:table-cell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Direct Elec.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Rhode Islan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mary (semi-closed)</text:p>
          </table:table-cell>
          <table:table-cell table:number-columns-repeated="2" office:value-type="string" calcext:value-type="string">
            <text:p>Proportional</text:p>
          </table:table-cell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Direct Elec.</text:p>
          </table:table-cell>
          <table:table-cell office:value-type="date" office:date-value="2016-04-26" calcext:value-type="date">
            <text:p>04/26/16</text:p>
          </table:table-cell>
          <table:table-cell office:value-type="string" calcext:value-type="string">
            <text:p>Direct Elec.</text:p>
          </table:table-cell>
          <table:table-cell table:style-name="ce2" office:value-type="percentage" office:value="0.1" calcext:value-type="percentage">
            <text:p>10.00%</text:p>
          </table:table-cell>
        </table:table-row>
        <table:table-row table:style-name="ro1"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Indi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ary (open)</text:p>
          </table:table-cell>
          <table:table-cell table:number-columns-repeated="2" office:value-type="string" calcext:value-type="string">
            <text:p>Winner-take-all</text:p>
          </table:table-cell>
          <table:table-cell office:value-type="date" office:date-value="2016-04-09" calcext:value-type="date">
            <text:p>04/09/16</text:p>
          </table:table-cell>
          <table:table-cell office:value-type="string" calcext:value-type="string">
            <text:p>Slat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5-10" calcext:value-type="date">
            <text:p>05/10/16</text:p>
          </table:table-cell>
          <table:table-cell office:value-type="string" calcext:value-type="string">
            <text:p>Nebrask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mary (semi-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Winner-take-all[l]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nvention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5-10" calcext:value-type="date">
            <text:p>05/10/16</text:p>
          </table:table-cell>
          <table:table-cell office:value-type="string" calcext:value-type="string">
            <text:p>West Virginia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imary (semi-closed)</text:p>
          </table:table-cell>
          <table:table-cell table:number-columns-repeated="2" office:value-type="string" calcext:value-type="string">
            <text:p>Direct Elec.[o]</text:p>
          </table:table-cell>
          <table:table-cell office:value-type="date" office:date-value="2016-05-10" calcext:value-type="date">
            <text:p>05/10/16</text:p>
          </table:table-cell>
          <table:table-cell office:value-type="string" calcext:value-type="string">
            <text:p>Direct Elec.</text:p>
          </table:table-cell>
          <table:table-cell office:value-type="date" office:date-value="2016-05-10" calcext:value-type="date">
            <text:p>05/10/16</text:p>
          </table:table-cell>
          <table:table-cell office:value-type="string" calcext:value-type="string">
            <text:p>Direct Elec.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5-17" calcext:value-type="date">
            <text:p>05/17/16</text:p>
          </table:table-cell>
          <table:table-cell office:value-type="string" calcext:value-type="string">
            <text:p>Oreg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imary (closed)</text:p>
          </table:table-cell>
          <table:table-cell table:number-columns-repeated="2" office:value-type="string" calcext:value-type="string">
            <text:p>Proportional</text:p>
          </table:table-cell>
          <table:table-cell office:value-type="date" office:date-value="2016-06-04" calcext:value-type="date">
            <text:p>06/04/16</text:p>
          </table:table-cell>
          <table:table-cell office:value-type="string" calcext:value-type="string">
            <text:p>Convention</text:p>
          </table:table-cell>
          <table:table-cell office:value-type="date" office:date-value="2016-06-04" calcext:value-type="date">
            <text:p>06/04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3.57%[v]</text:p>
          </table:table-cell>
        </table:table-row>
        <table:table-row table:style-name="ro1">
          <table:table-cell office:value-type="date" office:date-value="2016-05-24" calcext:value-type="date">
            <text:p>05/24/16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Winner-take-most</text:p>
          </table:table-cell>
          <table:table-cell office:value-type="date" office:date-value="2016-05-24" calcext:value-type="date">
            <text:p>05/24/16</text:p>
          </table:table-cell>
          <table:table-cell office:value-type="string" calcext:value-type="string">
            <text:p>Slate</text:p>
          </table:table-cell>
          <table:table-cell office:value-type="date" office:date-value="2016-05-24" calcext:value-type="date">
            <text:p>05/24/16</text:p>
          </table:table-cell>
          <table:table-cell office:value-type="string" calcext:value-type="string">
            <text:p>Slate</text:p>
          </table:table-cell>
          <table:table-cell table:style-name="ce2" office:value-type="percentage" office:value="0.2" calcext:value-type="percentage">
            <text:p>20.00%</text:p>
          </table:table-cell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aliforni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rimary (closed)</text:p>
          </table:table-cell>
          <table:table-cell table:number-columns-repeated="2" office:value-type="string" calcext:value-type="string">
            <text:p>Winner-take-all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Slate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Montan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New Jersey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imary (semi-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6-05" calcext:value-type="date">
            <text:p>06/05/16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New Mexico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Proportional[l]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Convention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Convention</text:p>
          </table:table-cell>
          <table:table-cell table:style-name="ce2" office:value-type="percentage" office:value="0.15" calcext:value-type="percentage">
            <text:p>15.00%</text:p>
          </table:table-cell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South Dakot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imary (closed)</text:p>
          </table:table-cell>
          <table:table-cell office:value-type="string" calcext:value-type="string">
            <text:p>Winner-take-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date" office:date-value="2016-03-19" calcext:value-type="date">
            <text:p>03/19/16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8:42:57.656975424</meta:creation-date>
    <dc:date>2017-11-17T08:53:35.071414876</dc:date>
    <meta:editing-duration>PT10M37S</meta:editing-duration>
    <meta:editing-cycles>1</meta:editing-cycles>
    <meta:document-statistic meta:table-count="1" meta:cell-count="912" meta:object-count="0"/>
    <meta:generator>LibreOffice/5.1.6.2$Linux_X86_64 LibreOffice_project/10m0$Build-2</meta:generator>
  </office:meta>
</office:document-meta>
</file>